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P1" style:family="paragraph" style:parent-style-name="Normal1">
      <style:paragraph-properties fo:line-height="150%"/>
    </style:style>
    <style:style style:name="P2" style:family="paragraph" style:parent-style-name="Normal1">
      <style:paragraph-properties fo:line-height="150%"/>
      <style:text-properties fo:font-style="italic" style:font-style-asian="italic" style:font-style-complex="italic"/>
    </style:style>
    <style:style style:name="P3" style:family="paragraph" style:parent-style-name="Normal1">
      <style:paragraph-properties fo:line-height="115%"/>
      <style:text-properties fo:font-style="italic" style:font-style-asian="italic" style:font-style-complex="italic"/>
    </style:style>
    <style:style style:name="P4" style:family="paragraph" style:parent-style-name="Normal1">
      <style:paragraph-properties fo:margin-left="1.27cm" fo:margin-right="0cm" fo:line-height="150%" fo:text-indent="0cm" style:auto-text-indent="false"/>
    </style:style>
    <style:style style:name="P5" style:family="paragraph" style:parent-style-name="Normal1">
      <style:paragraph-properties fo:margin-left="2.54cm" fo:margin-right="0cm" fo:margin-top="0cm" fo:margin-bottom="0cm" loext:contextual-spacing="true" fo:line-height="150%" fo:text-indent="0cm" style:auto-text-indent="false"/>
      <style:text-properties fo:font-style="italic" style:font-style-asian="italic" style:font-style-complex="italic"/>
    </style:style>
    <style:style style:name="P6" style:family="paragraph" style:parent-style-name="Normal1">
      <style:paragraph-properties fo:margin-left="0cm" fo:margin-right="0cm" fo:margin-top="0cm" fo:margin-bottom="0cm" loext:contextual-spacing="true" fo:line-height="150%" fo:text-indent="0cm" style:auto-text-indent="false"/>
    </style:style>
    <style:style style:name="P7" style:family="paragraph" style:parent-style-name="Normal1">
      <style:paragraph-properties fo:margin-left="0cm" fo:margin-right="0cm" fo:margin-top="0cm" fo:margin-bottom="0cm" loext:contextual-spacing="true" fo:line-height="150%" fo:text-indent="0cm" style:auto-text-indent="false"/>
      <style:text-properties officeooo:paragraph-rsid="001b3f75"/>
    </style:style>
    <style:style style:name="P8" style:family="paragraph" style:parent-style-name="Normal1">
      <style:paragraph-properties fo:margin-left="0cm" fo:margin-right="0cm" fo:margin-top="0cm" fo:margin-bottom="0cm" loext:contextual-spacing="true" fo:line-height="150%" fo:text-indent="0cm" style:auto-text-indent="false"/>
      <style:text-properties officeooo:paragraph-rsid="0019f4c0"/>
    </style:style>
    <style:style style:name="P9" style:family="paragraph" style:parent-style-name="Normal1">
      <style:paragraph-properties fo:margin-left="0cm" fo:margin-right="0cm" fo:margin-top="0cm" fo:margin-bottom="0cm" loext:contextual-spacing="true" fo:line-height="150%" fo:text-indent="0cm" style:auto-text-indent="false"/>
      <style:text-properties officeooo:paragraph-rsid="0026ba71"/>
    </style:style>
    <style:style style:name="P10" style:family="paragraph" style:parent-style-name="Normal1">
      <style:paragraph-properties fo:margin-left="0cm" fo:margin-right="0cm" fo:margin-top="0cm" fo:margin-bottom="0cm" loext:contextual-spacing="true" fo:line-height="150%" fo:text-indent="0cm" style:auto-text-indent="false"/>
      <style:text-properties officeooo:paragraph-rsid="0027b6a0"/>
    </style:style>
    <style:style style:name="P11" style:family="paragraph" style:parent-style-name="Normal1">
      <style:paragraph-properties fo:margin-left="0cm" fo:margin-right="0cm" fo:margin-top="0cm" fo:margin-bottom="0cm" loext:contextual-spacing="true" fo:line-height="150%" fo:text-indent="0cm" style:auto-text-indent="false"/>
      <style:text-properties officeooo:paragraph-rsid="002834dc"/>
    </style:style>
    <style:style style:name="P12" style:family="paragraph" style:parent-style-name="Normal1">
      <style:paragraph-properties fo:margin-left="0cm" fo:margin-right="0cm" fo:margin-top="0cm" fo:margin-bottom="0cm" loext:contextual-spacing="true" fo:line-height="150%" fo:text-indent="0cm" style:auto-text-indent="false"/>
      <style:text-properties officeooo:rsid="00245b92" officeooo:paragraph-rsid="00245b92"/>
    </style:style>
    <style:style style:name="P13" style:family="paragraph" style:parent-style-name="Normal1">
      <style:paragraph-properties fo:margin-left="0cm" fo:margin-right="0cm" fo:margin-top="0cm" fo:margin-bottom="0cm" loext:contextual-spacing="true" fo:line-height="150%" fo:text-indent="0cm" style:auto-text-indent="false"/>
      <style:text-properties officeooo:rsid="0026ba71" officeooo:paragraph-rsid="0026ba71"/>
    </style:style>
    <style:style style:name="P14" style:family="paragraph" style:parent-style-name="Normal1">
      <style:paragraph-properties fo:margin-left="0cm" fo:margin-right="0cm" fo:margin-top="0cm" fo:margin-bottom="0cm" loext:contextual-spacing="true" fo:line-height="150%" fo:text-indent="0cm" style:auto-text-indent="false"/>
      <style:text-properties fo:font-style="italic" style:font-style-asian="italic" style:font-style-complex="italic"/>
    </style:style>
    <style:style style:name="P15" style:family="paragraph" style:parent-style-name="Normal1">
      <style:paragraph-properties fo:margin-left="0cm" fo:margin-right="0cm" fo:margin-top="0cm" fo:margin-bottom="0cm" loext:contextual-spacing="true" fo:line-height="150%" fo:text-indent="0cm" style:auto-text-indent="false"/>
      <style:text-properties fo:font-style="italic" officeooo:rsid="0022889f" officeooo:paragraph-rsid="0022889f" style:font-style-asian="italic" style:font-style-complex="italic"/>
    </style:style>
    <style:style style:name="P16" style:family="paragraph" style:parent-style-name="Normal1">
      <style:paragraph-properties fo:margin-top="0cm" fo:margin-bottom="0cm" loext:contextual-spacing="true" fo:line-height="150%"/>
      <style:text-properties officeooo:paragraph-rsid="0023f5c8"/>
    </style:style>
    <style:style style:name="P17" style:family="paragraph" style:parent-style-name="Normal1">
      <style:paragraph-properties fo:margin-top="0cm" fo:margin-bottom="0cm" loext:contextual-spacing="true" fo:line-height="150%"/>
      <style:text-properties fo:font-style="italic" style:font-style-asian="italic" style:font-style-complex="italic"/>
    </style:style>
    <style:style style:name="P18" style:family="paragraph" style:parent-style-name="Normal1">
      <style:paragraph-properties fo:margin-top="0cm" fo:margin-bottom="0cm" loext:contextual-spacing="true" fo:line-height="150%"/>
      <style:text-properties fo:font-style="italic" officeooo:paragraph-rsid="0023f5c8" style:font-style-asian="italic" style:font-style-complex="italic"/>
    </style:style>
    <style:style style:name="P19" style:family="paragraph" style:parent-style-name="Heading_20_1">
      <style:paragraph-properties fo:line-height="150%"/>
    </style:style>
    <style:style style:name="P20" style:family="paragraph" style:parent-style-name="Heading_20_1">
      <style:paragraph-properties fo:line-height="150%"/>
      <style:text-properties fo:font-style="italic" style:font-style-asian="italic" style:font-style-complex="italic"/>
    </style:style>
    <style:style style:name="P21" style:family="paragraph" style:parent-style-name="Heading_20_2">
      <style:paragraph-properties fo:line-height="150%"/>
    </style:style>
    <style:style style:name="P22" style:family="paragraph" style:parent-style-name="Heading_20_2">
      <style:paragraph-properties fo:line-height="150%"/>
      <style:text-properties officeooo:paragraph-rsid="0027b6a0"/>
    </style:style>
    <style:style style:name="P23" style:family="paragraph" style:parent-style-name="Heading_20_2">
      <style:paragraph-properties fo:line-height="150%"/>
      <style:text-properties fo:font-style="italic" style:font-style-asian="italic" style:font-style-complex="italic"/>
    </style:style>
    <style:style style:name="P24" style:family="paragraph" style:parent-style-name="Contents_20_2">
      <style:paragraph-properties>
        <style:tab-stops>
          <style:tab-stop style:position="16.51cm" style:type="right" style:leader-style="dotted" style:leader-text="."/>
        </style:tab-stops>
      </style:paragraph-properties>
    </style:style>
    <style:style style:name="P25" style:family="paragraph" style:parent-style-name="Contents_20_1">
      <style:paragraph-properties>
        <style:tab-stops>
          <style:tab-stop style:position="16.51cm" style:type="right" style:leader-style="dotted" style:leader-text="."/>
        </style:tab-stops>
      </style:paragraph-properties>
    </style:style>
    <style:style style:name="P26" style:family="paragraph" style:parent-style-name="Contents_20_Heading" style:master-page-name="Standard">
      <style:paragraph-properties style:page-number="1"/>
    </style:style>
    <style:style style:name="T1" style:family="text">
      <style:text-properties fo:font-weight="bold" style:font-weight-asian="bold"/>
    </style:style>
    <style:style style:name="T2" style:family="text">
      <style:text-properties fo:font-weight="bold" officeooo:rsid="001c999b" style:font-weight-asian="bold"/>
    </style:style>
    <style:style style:name="T3" style:family="text">
      <style:text-properties officeooo:rsid="001954a5"/>
    </style:style>
    <style:style style:name="T4" style:family="text">
      <style:text-properties officeooo:rsid="0019f4c0"/>
    </style:style>
    <style:style style:name="T5" style:family="text">
      <style:text-properties officeooo:rsid="001b3f75"/>
    </style:style>
    <style:style style:name="T6" style:family="text">
      <style:text-properties fo:font-style="italic" style:font-style-asian="italic" style:font-style-complex="italic"/>
    </style:style>
    <style:style style:name="T7" style:family="text">
      <style:text-properties fo:font-style="italic" officeooo:rsid="001b3f75" style:font-style-asian="italic" style:font-style-complex="italic"/>
    </style:style>
    <style:style style:name="T8" style:family="text">
      <style:text-properties officeooo:rsid="001c999b"/>
    </style:style>
    <style:style style:name="T9" style:family="text">
      <style:text-properties style:text-position="super 58%"/>
    </style:style>
    <style:style style:name="T10" style:family="text">
      <style:text-properties officeooo:rsid="0024fed0"/>
    </style:style>
    <style:style style:name="T11" style:family="text">
      <style:text-properties officeooo:rsid="0026ba71"/>
    </style:style>
    <style:style style:name="T12" style:family="text">
      <style:text-properties officeooo:rsid="0027b6a0"/>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Inhaltsverzeichnis</text:p>
          </text:index-title>
          <text:p text:style-name="P25"><text:a xlink:type="simple" xlink:href="#__RefHeading___Toc1230_868749962" text:style-name="Index_20_Link" text:visited-style-name="Index_20_Link">1. Study Information<text:tab/>2</text:a></text:p>
          <text:p text:style-name="P24"><text:a xlink:type="simple" xlink:href="#__RefHeading___Toc1232_868749962" text:style-name="Index_20_Link" text:visited-style-name="Index_20_Link">1.1 Title<text:tab/>2</text:a></text:p>
          <text:p text:style-name="P24"><text:a xlink:type="simple" xlink:href="#__RefHeading___Toc1234_868749962" text:style-name="Index_20_Link" text:visited-style-name="Index_20_Link">1.2 Authorship<text:tab/>2</text:a></text:p>
          <text:p text:style-name="P24"><text:a xlink:type="simple" xlink:href="#__RefHeading___Toc1236_868749962" text:style-name="Index_20_Link" text:visited-style-name="Index_20_Link">1.3 Research Questions<text:tab/>2</text:a></text:p>
          <text:p text:style-name="P24"><text:a xlink:type="simple" xlink:href="#__RefHeading___Toc1238_868749962" text:style-name="Index_20_Link" text:visited-style-name="Index_20_Link">1.4 Hypotheses<text:tab/>2</text:a></text:p>
          <text:p text:style-name="P25"><text:a xlink:type="simple" xlink:href="#__RefHeading___Toc1240_868749962" text:style-name="Index_20_Link" text:visited-style-name="Index_20_Link">2. Sampling Plan<text:tab/>2</text:a></text:p>
          <text:p text:style-name="P24"><text:a xlink:type="simple" xlink:href="#__RefHeading___Toc1292_868749962" text:style-name="Index_20_Link" text:visited-style-name="Index_20_Link">2.1 Registration prior to creation of data<text:tab/>2</text:a></text:p>
          <text:p text:style-name="P24"><text:a xlink:type="simple" xlink:href="#__RefHeading___Toc1290_868749962" text:style-name="Index_20_Link" text:visited-style-name="Index_20_Link">2.2 Explanation of existing data<text:tab/>2</text:a></text:p>
          <text:p text:style-name="P24"><text:a xlink:type="simple" xlink:href="#__RefHeading___Toc1242_868749962" text:style-name="Index_20_Link" text:visited-style-name="Index_20_Link">2.3 Data collection procedures<text:tab/>2</text:a></text:p>
          <text:p text:style-name="P24"><text:a xlink:type="simple" xlink:href="#__RefHeading___Toc1244_868749962" text:style-name="Index_20_Link" text:visited-style-name="Index_20_Link">2.4 Sample size<text:tab/>3</text:a></text:p>
          <text:p text:style-name="P24"><text:a xlink:type="simple" xlink:href="#__RefHeading___Toc1246_868749962" text:style-name="Index_20_Link" text:visited-style-name="Index_20_Link">2.5 Sample size rationale<text:tab/>3</text:a></text:p>
          <text:p text:style-name="P24"><text:a xlink:type="simple" xlink:href="#__RefHeading___Toc1248_868749962" text:style-name="Index_20_Link" text:visited-style-name="Index_20_Link">2.6 Stopping rule<text:tab/>3</text:a></text:p>
          <text:p text:style-name="P25"><text:a xlink:type="simple" xlink:href="#__RefHeading___Toc1250_868749962" text:style-name="Index_20_Link" text:visited-style-name="Index_20_Link">3. Variables<text:tab/>3</text:a></text:p>
          <text:p text:style-name="P24"><text:a xlink:type="simple" xlink:href="#__RefHeading___Toc1252_868749962" text:style-name="Index_20_Link" text:visited-style-name="Index_20_Link">3.1 Manipulated variables<text:tab/>3</text:a></text:p>
          <text:p text:style-name="P24"><text:a xlink:type="simple" xlink:href="#__RefHeading___Toc1254_868749962" text:style-name="Index_20_Link" text:visited-style-name="Index_20_Link">3.2 Measured variables<text:tab/>3</text:a></text:p>
          <text:p text:style-name="P24"><text:a xlink:type="simple" xlink:href="#__RefHeading___Toc1256_868749962" text:style-name="Index_20_Link" text:visited-style-name="Index_20_Link">3.3 Indices<text:tab/>3</text:a></text:p>
          <text:p text:style-name="P25"><text:a xlink:type="simple" xlink:href="#__RefHeading___Toc1258_868749962" text:style-name="Index_20_Link" text:visited-style-name="Index_20_Link">4. Design Plan<text:tab/>4</text:a></text:p>
          <text:p text:style-name="P24"><text:a xlink:type="simple" xlink:href="#__RefHeading___Toc1260_868749962" text:style-name="Index_20_Link" text:visited-style-name="Index_20_Link">4.1 Study type<text:tab/>4</text:a></text:p>
          <text:p text:style-name="P24"><text:a xlink:type="simple" xlink:href="#__RefHeading___Toc1262_868749962" text:style-name="Index_20_Link" text:visited-style-name="Index_20_Link">4.2 Blinding<text:tab/>4</text:a></text:p>
          <text:p text:style-name="P24"><text:a xlink:type="simple" xlink:href="#__RefHeading___Toc1264_868749962" text:style-name="Index_20_Link" text:visited-style-name="Index_20_Link">4.3 Study design<text:tab/>4</text:a></text:p>
          <text:p text:style-name="P24"><text:a xlink:type="simple" xlink:href="#__RefHeading___Toc1266_868749962" text:style-name="Index_20_Link" text:visited-style-name="Index_20_Link">4.4 Randomization<text:tab/>4</text:a></text:p>
          <text:p text:style-name="P25"><text:a xlink:type="simple" xlink:href="#__RefHeading___Toc1268_868749962" text:style-name="Index_20_Link" text:visited-style-name="Index_20_Link">5. Analysis Plan<text:tab/>4</text:a></text:p>
          <text:p text:style-name="P24"><text:a xlink:type="simple" xlink:href="#__RefHeading___Toc1270_868749962" text:style-name="Index_20_Link" text:visited-style-name="Index_20_Link">5.1 Statistical models<text:tab/>5</text:a></text:p>
          <text:p text:style-name="P24"><text:a xlink:type="simple" xlink:href="#__RefHeading___Toc1272_868749962" text:style-name="Index_20_Link" text:visited-style-name="Index_20_Link">5.2 Transformations<text:tab/>5</text:a></text:p>
          <text:p text:style-name="P24"><text:a xlink:type="simple" xlink:href="#__RefHeading___Toc1274_868749962" text:style-name="Index_20_Link" text:visited-style-name="Index_20_Link">5.3 Follow-up analyses<text:tab/>5</text:a></text:p>
          <text:p text:style-name="P24"><text:a xlink:type="simple" xlink:href="#__RefHeading___Toc1276_868749962" text:style-name="Index_20_Link" text:visited-style-name="Index_20_Link">5.4 Inference criteria<text:tab/>5</text:a></text:p>
          <text:p text:style-name="P24"><text:a xlink:type="simple" xlink:href="#__RefHeading___Toc1278_868749962" text:style-name="Index_20_Link" text:visited-style-name="Index_20_Link">5.5 Data exclusion<text:tab/>5</text:a></text:p>
          <text:p text:style-name="P24"><text:a xlink:type="simple" xlink:href="#__RefHeading___Toc1280_868749962" text:style-name="Index_20_Link" text:visited-style-name="Index_20_Link">5.6 Missing data<text:tab/>6</text:a></text:p>
          <text:p text:style-name="P24"><text:a xlink:type="simple" xlink:href="#__RefHeading___Toc1282_868749962" text:style-name="Index_20_Link" text:visited-style-name="Index_20_Link">5.7 Exploratory analysis (optional)<text:tab/>6</text:a></text:p>
          <text:p text:style-name="P25"><text:a xlink:type="simple" xlink:href="#__RefHeading___Toc1284_868749962" text:style-name="Index_20_Link" text:visited-style-name="Index_20_Link">6. Script (Optional)<text:tab/>6</text:a></text:p>
          <text:p text:style-name="P25"><text:a xlink:type="simple" xlink:href="#__RefHeading___Toc1286_868749962" text:style-name="Index_20_Link" text:visited-style-name="Index_20_Link">7. Other<text:tab/>6</text:a></text:p>
        </text:index-body>
      </text:table-of-content>
      <text:p text:style-name="Normal1"><text:span text:style-name="T1"/></text:p>
      <text:p text:style-name="Normal1"><text:span text:style-name="T1"/></text:p>
      <text:p text:style-name="Normal1"><text:span text:style-name="T1"/></text:p>
      <text:p text:style-name="Normal1"><text:span text:style-name="T1"/></text:p>
      <text:p text:style-name="P1"><text:span text:style-name="T1"/></text:p>
      <text:p text:style-name="P1"><text:span text:style-name="T1"/></text:p>
      <text:h text:style-name="P19" text:outline-level="1"><text:bookmark text:name="_GoBack"/><text:bookmark-start text:name="__RefHeading___Toc1230_868749962"/><text:soft-page-break/><text:span text:style-name="T8">1. </text:span>Study Information<text:bookmark-end text:name="__RefHeading___Toc1230_868749962"/></text:h>
      <text:h text:style-name="P21" text:outline-level="2"><text:bookmark-start text:name="__RefHeading___Toc1232_868749962"/><text:span text:style-name="T8">1.1 </text:span>Title <text:bookmark-end text:name="__RefHeading___Toc1232_868749962"/></text:h>
      <text:p text:style-name="P10"><text:span text:style-name="T12">Importance of Intent and Outcome in the Perception of Happiness</text:span></text:p>
      <text:h text:style-name="P21" text:outline-level="2"><text:bookmark-start text:name="__RefHeading___Toc1234_868749962"/><text:span text:style-name="T8">1.2 </text:span>Authorship<text:bookmark-end text:name="__RefHeading___Toc1234_868749962"/></text:h>
      <text:p text:style-name="P12">Ellen Schmidt, University of Osnabrück, Department of Cognitive Science, 5<text:span text:style-name="T9">th</text:span> Bachelor Semester</text:p>
      <text:h text:style-name="P21" text:outline-level="2"><text:bookmark-start text:name="__RefHeading___Toc1236_868749962"/><text:span text:style-name="T8">1.3 </text:span>Research Questions <text:bookmark-end text:name="__RefHeading___Toc1236_868749962"/></text:h>
      <text:p text:style-name="P11"><text:span text:style-name="T10">In which way is the judgment of participants about the happiness of a story-character changed, based on the psychological states, intentions and actual outcomes of the lives of the character? Further how is the value of the characters actual life perceived?</text:span></text:p>
      <text:h text:style-name="P21" text:outline-level="2"><text:bookmark-start text:name="__RefHeading___Toc1238_868749962"/><text:span text:style-name="T8">1.4 </text:span>Hypotheses<text:bookmark-end text:name="__RefHeading___Toc1238_868749962"/></text:h>
      <text:p text:style-name="P13">If intention and actual outcome align, the character will be perceived as happier than when they do not align. (directional)</text:p>
      <text:p text:style-name="P9"><text:span text:style-name="T11">In the evaluation of the actual life, the outcome has more influence on the value than the intent. (directional)</text:span></text:p>
      <text:p text:style-name="P9"/>
      <text:h text:style-name="P19" text:outline-level="1"><text:bookmark-start text:name="__RefHeading___Toc1240_868749962"/><text:span text:style-name="T8">2. </text:span>Sampling Plan<text:bookmark-end text:name="__RefHeading___Toc1240_868749962"/></text:h>
      <text:h text:style-name="P22" text:outline-level="2"><text:bookmark-start text:name="__RefHeading___Toc1292_868749962"/><text:span text:style-name="T12">2.1 </text:span>Registration prior to creation of data<text:bookmark-end text:name="__RefHeading___Toc1292_868749962"/></text:h>
      <text:p text:style-name="P10">As of the date of submission of this research plan for preregistration, the data <text:span text:style-name="T12">which are going to be used </text:span>have not yet been collected, created, or realized. <text:tab/></text:p>
      <text:h text:style-name="P21" text:outline-level="2"><text:bookmark-start text:name="__RefHeading___Toc1290_868749962"/><text:span text:style-name="T8">2.2 </text:span>Explanation of existing data<text:bookmark-end text:name="__RefHeading___Toc1290_868749962"/></text:h>
      <text:p text:style-name="P10"><text:span text:style-name="T12">Nevertheless since this study will be in answer to another paper and study, their data have been seen and analyzed and influenced the decision for the hypotheses and their directions.</text:span></text:p>
      <text:h text:style-name="P21" text:outline-level="2"><text:bookmark-start text:name="__RefHeading___Toc1242_868749962"/><text:span text:style-name="T8">2.3 </text:span>Data collection procedures<text:bookmark-end text:name="__RefHeading___Toc1242_868749962"/></text:h>
      <text:p text:style-name="P7"><text:span text:style-name="T5">Data will be collected and stored online. </text:span></text:p>
      <text:p text:style-name="P7"><text:span text:style-name="T5">Subjects will be recruited via mailing lists at universities as well as social media. Participants will not be paid. Anyone without sufficient understanding of the English language cannot take part in </text:span><text:soft-page-break/><text:span text:style-name="T5">the study. <text:s/>(technische constraints?) </text:span><text:span text:style-name="T7"><text:s/></text:span><text:span text:style-name="T6">Please describe the process by which you will collect your data. If you are using human subjects, this should include the population from which you obtain subjects, recruitment efforts, payment for participation, how subjects will be selected for eligibility from the initial pool (e.g. inclusion and exclusion rules), and your study timeline. For studies that don’t include human subjects, include information about how you will collect samples, duration of data gathering efforts, source or location of samples, or batch numbers you will use. </text:span></text:p>
      <text:h text:style-name="P21" text:outline-level="2"><text:bookmark-start text:name="__RefHeading___Toc1244_868749962"/><text:span text:style-name="T8">2.4 </text:span>Sample size<text:bookmark-end text:name="__RefHeading___Toc1244_868749962"/></text:h>
      <text:p text:style-name="P7"><text:span text:style-name="T5">The number of participants will be limited to the amount taking part in the survey over the course of four weeks.</text:span></text:p>
      <text:h text:style-name="P21" text:outline-level="2"><text:bookmark-start text:name="__RefHeading___Toc1246_868749962"/><text:span text:style-name="T8">2.5 </text:span>Sample size rationale<text:bookmark-end text:name="__RefHeading___Toc1246_868749962"/></text:h>
      <text:p text:style-name="P7"><text:span text:style-name="T5">The sampling will take place over the course of four weeks to be able to finish the paper before the winter term workload gets too much. </text:span></text:p>
      <text:h text:style-name="P23" text:outline-level="2"><text:bookmark-start text:name="__RefHeading___Toc1248_868749962"/><text:span text:style-name="T8">2.6 </text:span>Stopping rule<text:bookmark-end text:name="__RefHeading___Toc1248_868749962"/></text:h>
      <text:p text:style-name="P14">If your data collection procedures do not give you full control over your exact sample size, specify how you will decide when to terminate your data collection. </text:p>
      <text:p text:style-name="P1"/>
      <text:h text:style-name="P19" text:outline-level="1"><text:bookmark-start text:name="__RefHeading___Toc1250_868749962"/><text:span text:style-name="T8">3. </text:span>Variables<text:bookmark-end text:name="__RefHeading___Toc1250_868749962"/></text:h>
      <text:h text:style-name="P21" text:outline-level="2"><text:bookmark-start text:name="__RefHeading___Toc1252_868749962"/><text:span text:style-name="T8">3.1 </text:span>Manipulated variables<text:bookmark-end text:name="__RefHeading___Toc1252_868749962"/></text:h>
      <text:p text:style-name="P7"><text:span text:style-name="T5">The intent of the character and the outcome of the story will both be manipulated to either good or bad.</text:span></text:p>
      <text:h text:style-name="P21" text:outline-level="2"><text:bookmark-start text:name="__RefHeading___Toc1254_868749962"/><text:span text:style-name="T8">3.2 </text:span>Measured variables<text:bookmark-end text:name="__RefHeading___Toc1254_868749962"/></text:h>
      <text:p text:style-name="P7"><text:span text:style-name="T5">The amount of happiness ascribed to the character by the participant will be measured.</text:span></text:p>
      <text:h text:style-name="P23" text:outline-level="2"><text:bookmark-start text:name="__RefHeading___Toc1256_868749962"/><text:span text:style-name="T8">3.3 </text:span>Indices<text:bookmark-end text:name="__RefHeading___Toc1256_868749962"/></text:h>
      <text:p text:style-name="P14">If any measurements are going to be combined into an index (or even a mean), what measures will you use and how will they be combined? Include either a formula or a precise description of your method. If you are using a more complicated statistical method to combine measures (e.g. a factor analysis), you can note that here but describe the exact method in the analysis plan section.</text:p>
      <text:p text:style-name="P4"><text:soft-page-break/></text:p>
      <text:h text:style-name="P19" text:outline-level="1"><text:bookmark-start text:name="__RefHeading___Toc1258_868749962"/><text:span text:style-name="T8">4. </text:span>Design Plan<text:bookmark-end text:name="__RefHeading___Toc1258_868749962"/></text:h>
      <text:h text:style-name="P21" text:outline-level="2"><text:bookmark-start text:name="__RefHeading___Toc1260_868749962"/><text:span text:style-name="T8">4.1 </text:span>Study type<text:bookmark-end text:name="__RefHeading___Toc1260_868749962"/></text:h>
      <text:p text:style-name="P6"><text:span text:style-name="T3">This study will be conducted as a survey, where the participant will be exposed to four randomized stories. </text:span></text:p>
      <text:h text:style-name="P21" text:outline-level="2"><text:bookmark-start text:name="__RefHeading___Toc1262_868749962"/><text:span text:style-name="T8">4.2 </text:span>Blindin<text:span text:style-name="T5">g</text:span><text:bookmark-end text:name="__RefHeading___Toc1262_868749962"/></text:h>
      <text:p text:style-name="P7">No blinding is involved in this study.</text:p>
      <text:h text:style-name="P21" text:outline-level="2"><text:bookmark-start text:name="__RefHeading___Toc1264_868749962"/><text:span text:style-name="T8">4.3 </text:span>Study design<text:bookmark-end text:name="__RefHeading___Toc1264_868749962"/></text:h>
      <text:p text:style-name="P8">Participants will see a story about a fictitious character. They are asked to think about how happy the character is and adjust a slider, ranging from "not happy" to "very happy", accordingly. Only when the slider-button has been moved, a next-button will appear and allow the participant to continue.</text:p>
      <text:p text:style-name="P8"><text:span text:style-name="T4">The stories will be randomized. </text:span><text:s/><text:span text:style-name="T4">It is designed as a between-subject experiment.</text:span></text:p>
      <text:h text:style-name="P21" text:outline-level="2"><text:bookmark-start text:name="__RefHeading___Toc1266_868749962"/><text:span text:style-name="T8">4.4 </text:span>Randomization<text:bookmark-end text:name="__RefHeading___Toc1266_868749962"/></text:h>
      <text:p text:style-name="P6">Each story consists of three parts. For one character the first part will always be the same, describing the initial situation. The second part will be randomly assigned to either good or evil intent. The third part will contain the outcome, which is unique though to the intent chosen beforehand, i.e. the third part is different for good outcome/good intent and good outcome/evil intent. So the story-combinations for one character branch out like a tree instead of a network.</text:p>
      <text:p text:style-name="P6">As there are four different conditionsets and also four different characters, participants will have four trials, each with a random combination of a character and a conditionset.</text:p>
      <text:p text:style-name="P1"/>
      <text:h text:style-name="P20" text:outline-level="1"><text:bookmark-start text:name="__RefHeading___Toc1268_868749962"/><text:span text:style-name="T2">5. </text:span><text:span text:style-name="T1">Analysis Plan</text:span><text:bookmark-end text:name="__RefHeading___Toc1268_868749962"/></text:h>
      <text:p text:style-name="P2"/>
      <text:p text:style-name="P2">You may describe one or more confirmatory analysis in this preregistration. Please remember that all analyses specified below must be reported in the final article, and any additional analyses must be noted as exploratory or hypothesis generating.</text:p>
      <text:p text:style-name="P2"><text:line-break/>A confirmatory analysis plan must state up front which variables are predictors (independent) <text:soft-page-break/>and which are the outcomes (dependent), otherwise it is an exploratory analysis. You are allowed to describe any exploratory work here, but a clear confirmatory analysis is required. </text:p>
      <text:p text:style-name="P2"/>
      <text:h text:style-name="P23" text:outline-level="2"><text:bookmark-start text:name="__RefHeading___Toc1270_868749962"/><text:span text:style-name="T8">5.1 </text:span>Statistical models<text:bookmark-end text:name="__RefHeading___Toc1270_868749962"/></text:h>
      <text:p text:style-name="P15">2x2 ANOVA</text:p>
      <text:p text:style-name="P14"/>
      <text:p text:style-name="P14"/>
      <text:p text:style-name="P14">What statistical model will you use to test each hypothesis? Please include the type of model (e.g. ANOVA, multiple regression, SEM, etc) and the specification of the model (this includes each variable that will be included as predictors, outcomes, or covariates). Please specify any interactions that will be tested and remember that any test not included here must be noted as an exploratory test in your final article.</text:p>
      <text:p text:style-name="P5"/>
      <text:h text:style-name="P23" text:outline-level="2"><text:bookmark-start text:name="__RefHeading___Toc1272_868749962"/><text:span text:style-name="T8">5.2 </text:span>Transformations<text:bookmark-end text:name="__RefHeading___Toc1272_868749962"/></text:h>
      <text:p text:style-name="P14">If you plan on transforming, centering, recoding the data, or will require a coding scheme for categorical variables, please describe that process.</text:p>
      <text:p text:style-name="P2"/>
      <text:h text:style-name="P23" text:outline-level="2"><text:bookmark-start text:name="__RefHeading___Toc1274_868749962"/><text:span text:style-name="T8">5.3 </text:span>Follow-up analyses<text:bookmark-end text:name="__RefHeading___Toc1274_868749962"/></text:h>
      <text:p text:style-name="P14">If not specified previously, will you be conducting any confirmatory analyses to follow up on effects in your statistical model, such as subgroup analyses, pairwise or complex contrasts, or follow-up tests from interactions. Remember that any analyses not specified in this research plan must be noted as exploratory.</text:p>
      <text:p text:style-name="P2"/>
      <text:h text:style-name="P23" text:outline-level="2"><text:bookmark-start text:name="__RefHeading___Toc1276_868749962"/><text:span text:style-name="T8">5.4 </text:span>Inference criteria<text:bookmark-end text:name="__RefHeading___Toc1276_868749962"/></text:h>
      <text:p text:style-name="P17">What criteria will you use to make inferences? Please describe the information you will use (e.g. p-values, Bayes factors, specific model fit indices), as well as cut-off criterion, where appropriate. Will you be using one or two tailed tests for each of your analyses? If you are comparing multiple conditions or testing multiple hypotheses, will you account for this?</text:p>
      <text:p text:style-name="P1"/>
      <text:h text:style-name="P21" text:outline-level="2"><text:bookmark-start text:name="__RefHeading___Toc1278_868749962"/><text:soft-page-break/><text:span text:style-name="T8">5.5 </text:span>Data exclusion<text:bookmark-end text:name="__RefHeading___Toc1278_868749962"/></text:h>
      <text:p text:style-name="P16"><text:span text:style-name="T5">Since it takes some time to read the text and understand it, anyone that needs less than 20 seconds per trial will be excluded.</text:span></text:p>
      <text:p text:style-name="P18">How will outliers be handled?</text:p>
      <text:p text:style-name="P1"/>
      <text:h text:style-name="P23" text:outline-level="2"><text:bookmark-start text:name="__RefHeading___Toc1280_868749962"/><text:span text:style-name="T8">5.6 </text:span>Missing data<text:bookmark-end text:name="__RefHeading___Toc1280_868749962"/></text:h>
      <text:p text:style-name="P17">How will you deal with incomplete or missing data?</text:p>
      <text:p text:style-name="P2"/>
      <text:h text:style-name="P23" text:outline-level="2"><text:bookmark-start text:name="__RefHeading___Toc1282_868749962"/><text:span text:style-name="T8">5.7 </text:span>Exploratory analysis (optional)<text:bookmark-end text:name="__RefHeading___Toc1282_868749962"/></text:h>
      <text:p text:style-name="P17">If you plan to explore your data set to look for unexpected differences or relationships, you may describe those tests here. An exploratory test is any test where a prediction is not made up front, or there are multiple possible tests that you are going to use. A statistically significant finding in an exploratory test is a great way to form a new confirmatory hypothesis, which could be registered at a later time. </text:p>
      <text:p text:style-name="P2"/>
      <text:p text:style-name="P2"/>
      <text:h text:style-name="P20" text:outline-level="1"><text:bookmark-start text:name="__RefHeading___Toc1284_868749962"/><text:span text:style-name="T2">6. </text:span><text:span text:style-name="T1">Script (Optional) </text:span><text:bookmark-end text:name="__RefHeading___Toc1284_868749962"/></text:h>
      <text:p text:style-name="P2"/>
      <text:p text:style-name="P2">The purpose of a fully commented analysis script is to unambiguously provide the responses to all of the questions raised in the analysis section. This step is not common, but we encourage you to try to create an analysis script, refine it using a modeled dataset, and use it in place of your written analysis plan.</text:p>
      <text:p text:style-name="P2"/>
      <text:p text:style-name="P17">Analysis scripts (Optional)</text:p>
      <text:p text:style-name="P17">(Optional) Upload an analysis script with clear comments. This optional step is helpful in order to create a process that is completely transparent and increase the likelihood that your analysis can be replicated. We recommend that you run the code on a simulated dataset in order to check that it will run without errors.</text:p>
      <text:p text:style-name="P2"/>
      <text:h text:style-name="P20" text:outline-level="1"><text:bookmark-start text:name="__RefHeading___Toc1286_868749962"/><text:soft-page-break/><text:span text:style-name="T2">7. </text:span><text:span text:style-name="T1">Other</text:span><text:bookmark-end text:name="__RefHeading___Toc1286_868749962"/></text:h>
      <text:p text:style-name="P14">If there is any additional information that you feel needs to be included in your preregistration, please enter it her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Arial" fo:font-size="11pt" fo:language="en" fo:country="US" style:letter-kerning="false" style:font-name-asian="Arial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US" style:letter-kerning="fals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next-style-name="Normal1" style:default-outline-level="1"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next-style-name="Normal1" style:default-outline-level="2" style:list-style-name="" style:class="text">
      <style:paragraph-properties fo:margin-top="0.353cm" fo:margin-bottom="0cm" loext: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next-style-name="Normal1" style:default-outline-level="3"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next-style-name="Normal1" style:default-outline-level="4"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next-style-name="Normal1" style:default-outline-level="5"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next-style-name="Normal1" style:default-outline-level="6" style:list-style-name="" style:class="text">
      <style:paragraph-properties fo:margin-top="0.282cm" fo:margin-bottom="0cm" loext: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1" style:family="paragraph" style:default-outline-level="">
      <style:paragraph-properties fo:text-align="start" style:justify-single-word="false" fo:orphans="2" fo:widows="2" style:writing-mode="lr-tb"/>
    </style:style>
    <style:style style:name="Title" style:family="paragraph" style:parent-style-name="Normal1" style:next-style-name="Normal1" style:default-outline-level="" style:class="chapter">
      <style:paragraph-properties fo:margin-top="0cm" fo:margin-bottom="0cm" loext: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1" style:next-style-name="Normal1" style:default-outline-level="" style:class="chapter">
      <style:paragraph-properties fo:margin-top="0cm" fo:margin-bottom="0.353cm" loext: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 style:num-suffix="." style:num-format="1" text:display-levels="2">
        <style:list-level-properties text:list-level-position-and-space-mode="label-alignment" fo:text-align="end">
          <style:list-level-label-alignment text:label-followed-by="listtab" fo:text-indent="1.905cm" fo:margin-left="2.54cm"/>
        </style:list-level-properties>
      </text:list-level-style-number>
      <text:list-level-style-number text:level="3" text:style-name="ListLabel_20_3" style:num-suffix="." style:num-format="1" text:display-levels="3">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text:display-levels="4">
        <style:list-level-properties text:list-level-position-and-space-mode="label-alignment" fo:text-align="end">
          <style:list-level-label-alignment text:label-followed-by="listtab" fo:text-indent="4.445cm" fo:margin-left="5.08cm"/>
        </style:list-level-properties>
      </text:list-level-style-number>
      <text:list-level-style-number text:level="5" text:style-name="ListLabel_20_5" style:num-suffix="." style:num-format="1" text:display-levels="5">
        <style:list-level-properties text:list-level-position-and-space-mode="label-alignment" fo:text-align="end">
          <style:list-level-label-alignment text:label-followed-by="listtab" fo:text-indent="5.715cm" fo:margin-left="6.35cm"/>
        </style:list-level-properties>
      </text:list-level-style-number>
      <text:list-level-style-number text:level="6" text:style-name="ListLabel_20_6" style:num-suffix="." style:num-format="1" text:display-levels="6">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text:display-levels="7">
        <style:list-level-properties text:list-level-position-and-space-mode="label-alignment" fo:text-align="end">
          <style:list-level-label-alignment text:label-followed-by="listtab" fo:text-indent="8.255cm" fo:margin-left="8.89cm"/>
        </style:list-level-properties>
      </text:list-level-style-number>
      <text:list-level-style-number text:level="8" text:style-name="ListLabel_20_8" style:num-suffix="." style:num-format="1" text:display-levels="8">
        <style:list-level-properties text:list-level-position-and-space-mode="label-alignment" fo:text-align="end">
          <style:list-level-label-alignment text:label-followed-by="listtab" fo:text-indent="9.525cm" fo:margin-left="10.16cm"/>
        </style:list-level-properties>
      </text:list-level-style-number>
      <text:list-level-style-number text:level="9" text:style-name="ListLabel_20_9" style:num-suffix="." style:num-format="1" text:display-levels="9">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el Ka</meta:initial-creator>
    <meta:editing-cycles>13</meta:editing-cycles>
    <meta:creation-date>2018-09-12T11:37:00</meta:creation-date>
    <dc:date>2018-09-14T16:37:32.904000000</dc:date>
    <meta:editing-duration>PT39M58S</meta:editing-duration>
    <meta:generator>LibreOffice/6.1.0.3$Windows_X86_64 LibreOffice_project/efb621ed25068d70781dc026f7e9c5187a4decd1</meta:generator>
    <meta:document-statistic meta:table-count="0" meta:image-count="0" meta:object-count="0" meta:page-count="7" meta:paragraph-count="99" meta:word-count="1392" meta:character-count="8462" meta:non-whitespace-character-count="7153"/>
    <meta:user-defined meta:name="AppVersion">15.0000</meta:user-defined>
    <meta:user-defined meta:name="Company">Center for Open Scien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